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 svg:font-family="" style:font-family-generic="roman"/>
    <style:font-face style:name="Lucida Sans2"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Consolas2"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3"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3" style:family="paragraph" style:parent-style-name="Standard">
      <style:text-properties fo:color="#000000" fo:font-size="14pt" style:text-underline-style="none" fo:font-weight="bold" style:font-size-asian="14pt" style:font-weight-asian="bold" style:font-size-complex="14pt" style:font-weight-complex="bold"/>
    </style:style>
    <style:style style:name="P4" style:family="paragraph" style:parent-style-name="Table_20_Contents">
      <style:text-properties fo:font-size="14pt" style:font-size-asian="14pt" style:font-size-complex="14pt"/>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1">
      <style:text-properties fo:font-size="14pt" fo:font-weight="bold" style:font-size-asian="14pt" style:font-weight-asian="bold" style:font-size-complex="14pt" style:font-weight-complex="bold"/>
    </style:style>
    <style:style style:name="P7"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8" style:family="paragraph" style:parent-style-name="Standard" style:list-style-name="L1">
      <style:text-properties fo:color="#000000" fo:font-size="14pt" style:text-underline-style="none" fo:font-weight="normal" style:font-size-asian="14pt" style:font-weight-asian="normal" style:font-size-complex="14pt" style:font-weight-complex="normal"/>
    </style:style>
    <style:style style:name="P9" style:family="paragraph" style:parent-style-name="Standard" style:list-style-name="L2">
      <style:text-properties fo:color="#000000" fo:font-size="14pt" style:text-underline-style="none" fo:font-weight="normal" style:font-size-asian="14pt" style:font-weight-asian="normal" style:font-size-complex="14pt" style:font-weight-complex="normal"/>
    </style:style>
    <style:style style:name="P10" style:family="paragraph" style:parent-style-name="Standard">
      <style:text-properties fo:color="#000000" fo:font-size="14pt" style:text-underline-style="none" fo:font-weight="bold" style:font-size-asian="14pt" style:font-weight-asian="bold" style:font-size-complex="14pt" style:font-weight-complex="bold"/>
    </style:style>
    <style:style style:name="P11" style:family="paragraph" style:parent-style-name="Standard" style:list-style-name="L1">
      <style:text-properties fo:color="#000000" fo:font-size="14pt" style:text-underline-style="none" fo:font-weight="bold" style:font-size-asian="14pt" style:font-weight-asian="bold" style:font-size-complex="14pt" style:font-weight-complex="bold"/>
    </style:style>
    <style:style style:name="P12" style:family="paragraph" style:parent-style-name="Standard" style:list-style-name="L1">
      <style:text-properties fo:color="#000000" fo:font-size="14pt" style:font-size-asian="14pt" style:font-size-complex="14pt"/>
    </style:style>
    <style:style style:name="P13" style:family="paragraph" style:parent-style-name="Standard" style:list-style-name="L1">
      <style:text-properties fo:color="#000000" style:font-name="Times New Roman" fo:font-size="14pt" style:text-underline-style="none" fo:font-weight="normal" style:font-name-asian="Consolas1" style:font-size-asian="14pt" style:font-weight-asian="normal" style:font-name-complex="Consolas1" style:font-size-complex="14pt" style:font-weight-complex="normal"/>
    </style:style>
    <style:style style:name="P14" style:family="paragraph" style:parent-style-name="Standard" style:list-style-name="L3"/>
    <style:style style:name="P15" style:family="paragraph">
      <style:paragraph-properties fo:text-align="start"/>
    </style:style>
    <style:style style:name="P16" style:family="paragraph">
      <style:paragraph-properties fo:text-align="start"/>
      <style:text-properties style:font-name="Consolas"/>
    </style:style>
    <style:style style:name="P17" style:family="paragraph">
      <style:text-properties fo:color="#000000"/>
    </style:style>
    <style:style style:name="P18" style:family="paragraph">
      <style:paragraph-properties fo:text-align="start"/>
      <style:text-properties fo:color="#000000"/>
    </style:style>
    <style:style style:name="P19" style:family="paragraph">
      <style:paragraph-properties fo:text-align="start"/>
      <style:text-properties fo:color="#000000" style:font-name="Consolas" fo:font-size="12pt" style:font-size-asian="12pt" style:font-size-complex="12pt"/>
    </style:style>
    <style:style style:name="P20" style:family="paragraph">
      <style:paragraph-properties fo:text-align="start"/>
      <style:text-properties style:font-name="Consolas" fo:font-size="12pt" style:font-size-asian="12pt" style:font-size-complex="12pt"/>
    </style:style>
    <style:style style:name="P21" style:family="paragraph">
      <style:paragraph-properties style:text-autospace="none"/>
      <style:text-properties fo:color="#000000" style:font-name="Consolas" fo:font-size="12pt" style:font-size-asian="12pt" style:font-size-complex="12pt"/>
    </style:style>
    <style:style style:name="P22" style:family="paragraph">
      <style:paragraph-properties style:text-autospace="none"/>
      <style:text-properties fo:color="#000000" style:font-name="Consolas" fo:font-size="12pt" style:font-name-asian="Consolas1" style:font-size-asian="12pt" style:font-name-complex="Consolas1" style:font-size-complex="12pt"/>
    </style:style>
    <style:style style:name="T1" style:family="text">
      <style:text-properties fo:color="#3399ff" fo:font-weight="bold" style:font-weight-asian="bold" style:font-weight-complex="bold"/>
    </style:style>
    <style:style style:name="T2" style:family="text">
      <style:text-properties fo:color="#3399ff"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3333ff"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color="#000000" style:font-name="Times New Roman" style:text-underline-style="none" fo:font-weight="normal" style:font-name-asian="Consolas1" style:font-weight-asian="normal" style:font-name-complex="Consolas1" style:font-weight-complex="normal"/>
    </style:style>
    <style:style style:name="T8" style:family="text">
      <style:text-properties fo:color="#000000" style:font-name="Times New Roman" style:text-underline-style="none" fo:font-weight="bold" style:font-name-asian="Consolas1" style:font-weight-asian="bold" style:font-name-complex="Consolas1" style:font-weight-complex="bold"/>
    </style:style>
    <style:style style:name="T9" style:family="text">
      <style:text-properties fo:font-weight="bold" style:font-weight-asian="bold" style:font-weight-complex="bold"/>
    </style:style>
    <style:style style:name="T10" style:family="text">
      <style:text-properties fo:background-color="#ffff00"/>
    </style:style>
    <style:style style:name="T11" style:family="text">
      <style:text-properties fo:color="#009933"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fo:background-color="#ffff00" style:font-weight-asian="normal" style:font-weight-complex="normal"/>
    </style:style>
    <style:style style:name="T14" style:family="text">
      <style:text-properties style:font-name="Times New Roman" style:font-name-asian="Consolas1" style:font-name-complex="Consolas1"/>
    </style:style>
    <style:style style:name="T15" style:family="text">
      <style:text-properties style:font-name="Times New Roman" fo:background-color="#ffff00" style:font-name-asian="Consolas1" style:font-name-complex="Consolas1"/>
    </style:style>
    <style:style style:name="T16" style:family="text">
      <style:text-properties fo:color="#000000" style:font-name="Consolas" fo:font-weight="normal" style:font-weight-asian="normal" style:font-weight-complex="normal"/>
    </style:style>
    <style:style style:name="T17" style:family="text">
      <style:text-properties style:font-name="Consolas"/>
    </style:style>
    <style:style style:name="T18" style:family="text">
      <style:text-properties fo:color="#000000" style:font-name="Consolas" fo:font-size="12pt" style:font-name-asian="Consolas1" style:font-size-asian="12pt" style:font-name-complex="Consolas1" style:font-size-complex="12pt"/>
    </style:style>
    <style:style style:name="T19" style:family="text">
      <style:text-properties fo:color="#000000" style:font-name="Consolas" fo:font-size="12pt" style:font-size-asian="12pt" style:font-size-complex="12pt"/>
    </style:style>
    <style:style style:name="T20" style:family="text">
      <style:text-properties style:font-name="Consolas" fo:font-size="12pt" style:font-name-asian="Consolas1" style:font-size-asian="12pt" style:font-name-complex="Consolas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dddddd" draw:textarea-horizontal-align="left" draw:textarea-vertical-align="top" fo:padding-left="0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 learned from the Tournament Tracker tutorials</text:p>
      <text:list xml:id="list3119098791179183477" text:style-name="L1">
        <text:list-item>
          <text:p text:style-name="P5">I learned about <text:span text:style-name="Type_20_Style">Interfaces</text:span> a little more, and how and when their functionality should be used</text:p>
        </text:list-item>
        <text:list-item>
          <text:p text:style-name="P5">I learned how to organize my scripts using a combination <text:span text:style-name="Type_20_Style">Namespaces</text:span> and folders</text:p>
          <text:p text:style-name="P6">Example 1.a:</text:p>
        </text:list-item>
      </text:list>
      <text:p text:style-name="P1"><draw:rect text:anchor-type="paragraph" draw:z-index="0" draw:style-name="gr1" draw:text-style-name="P16" svg:width="5.1134in" svg:height="1.6567in" svg:x="0.3181in" svg:y="0.1583in"><text:p text:style-name="P15"><text:span text:style-name="T16">namespace</text:span><text:span text:style-name="T17"> TrackerLibrary.DataAccess {</text:span></text:p><text:p text:style-name="P15"><text:span text:style-name="T17"><text:tab/></text:span><text:span text:style-name="T17">//In this example, all code here belongs to</text:span></text:p><text:p text:style-name="P15"><text:span text:style-name="T17"><text:tab/></text:span><text:span text:style-name="T17">//two namespaces. <text:s/>First is the TrackerLibrary</text:span></text:p><text:p text:style-name="P15"><text:span text:style-name="T17"><text:tab/></text:span><text:span text:style-name="T17">//namespace. <text:s/>Then there is the DataAccess</text:span></text:p><text:p text:style-name="P15"><text:span text:style-name="T17"><text:tab/></text:span><text:span text:style-name="T17">//namespace under that. <text:s/>All DataAccess class</text:span></text:p><text:p text:style-name="P15"><text:span text:style-name="T17"><text:tab/></text:span><text:span text:style-name="T17">//scripts also exist in a DataAccess folder, hence</text:span></text:p><text:p text:style-name="P15"><text:span text:style-name="T17"><text:tab/></text:span><text:span text:style-name="T17">//combining namepaces and folders for organization</text:span></text:p><text:p text:style-name="P15"><text:span text:style-name="T17">}</text:span></text:p></draw:rect></text:p>
      <text:p text:style-name="P1"/>
      <text:p text:style-name="P1"/>
      <text:p text:style-name="P1"/>
      <text:p text:style-name="P1"/>
      <text:p text:style-name="P1"/>
      <text:p text:style-name="P1"/>
      <text:p text:style-name="P1"/>
      <text:p text:style-name="P1"/>
      <text:list xml:id="list40713570" text:continue-numbering="true" text:style-name="L1">
        <text:list-item>
          <text:p text:style-name="P5">I learned “Surround With” in Visual Studio</text:p>
          <text:list>
            <text:list-item>
              <text:p text:style-name="P5"><text:s/>(Keyboard shortcut: <text:span text:style-name="Type_20_Style">Ctrl + K</text:span><text:span text:style-name="T5">,</text:span><text:span text:style-name="T1"> </text:span><text:span text:style-name="Type_20_Style">Ctrl + S</text:span>)</text:p>
            </text:list-item>
            <text:list-item>
              <text:p text:style-name="P5">What this does is allow highlighted code to be surrounded by a curly braced statement such as <text:span text:style-name="Type_20_Style">if</text:span> or <text:span text:style-name="Type_20_Style">foreach</text:span> or even <text:span text:style-name="Type_20_Style">namespace</text:span></text:p>
            </text:list-item>
          </text:list>
        </text:list-item>
        <text:list-item>
          <text:p text:style-name="P5">I learned how to comment and uncomment out blocks of highlighted code</text:p>
          <text:list>
            <text:list-item>
              <text:p text:style-name="P5">To comment out highlighted code the keyboard shortcut is <text:span text:style-name="Type_20_Style">Ctrl + K</text:span><text:span text:style-name="T5">,</text:span><text:span text:style-name="T1"> </text:span><text:span text:style-name="Type_20_Style">Ctrl + C</text:span></text:p>
            </text:list-item>
            <text:list-item>
              <text:p text:style-name="P5">To uncomment out highlighted code, keyboard shortcut is <text:span text:style-name="Type_20_Style">Ctrl + K</text:span><text:span text:style-name="T5">,</text:span><text:span text:style-name="T1"> </text:span><text:span text:style-name="Type_20_Style">Ctrl + U</text:span></text:p>
            </text:list-item>
          </text:list>
        </text:list-item>
        <text:list-item>
          <text:p text:style-name="P8">I learned how to connect to SQL databases in C# user the <text:span text:style-name="Type_20_Style">Dapper</text:span> extension</text:p>
        </text:list-item>
        <text:list-item>
          <text:p text:style-name="P8">I also learned how to use SQL Management Studio to build tables, columns in the tables, relationships between the tables, and stored procedures</text:p>
        </text:list-item>
        <text:list-item>
          <text:p text:style-name="P8">I then learned how to add and <text:span text:style-name="Type_20_Style">update</text:span> the database from the C# script</text:p>
        </text:list-item>
        <text:list-item>
          <text:p text:style-name="P8">Overall, there are tons more things I learned about C# and SQL from this project, so I should reflect on the <text:span text:style-name="Internet_20_link">SqlConnector</text:span> class for more information</text:p>
        </text:list-item>
        <text:list-item>
          <text:p text:style-name="P8">I learned about <text:span text:style-name="Type_20_Style">//TODO</text:span> – and the <text:span text:style-name="Type_20_Style">Task List</text:span> in Visual Studio, and how I can leave notes to myself on what still needs to get done</text:p>
        </text:list-item>
        <text:list-item>
          <text:p text:style-name="P8">I learned you can temporarly use a interface or namespace by putting a <text:span text:style-name="Type_20_Style">using</text:span> statement down, then curly braces. <text:s/>Once the code inside is completed, the connection breaks</text:p>
          <text:p text:style-name="P11">Example 1.b:</text:p>
        </text:list-item>
      </text:list>
      <text:p text:style-name="P2"><draw:rect text:anchor-type="paragraph" draw:z-index="1" draw:style-name="gr1" draw:text-style-name="P19" svg:width="4.8531in" svg:height="1.0543in" svg:x="0.3181in" svg:y="0.1583in"><text:p text:style-name="P17"><text:span text:style-name="T18">using (IDbConnection connection = new ...) {</text:span></text:p><text:p text:style-name="P17"><text:span text:style-name="T18"><text:s text:c="5"/></text:span><text:span text:style-name="T18">//In this example, a new IdbConnection has been</text:span></text:p><text:p text:style-name="P17"><text:span text:style-name="T18"><text:tab/></text:span><text:span text:style-name="T18">//set up, and will be destroyed once this code</text:span></text:p><text:p text:style-name="P17"><text:span text:style-name="T18"><text:tab/></text:span><text:span text:style-name="T18">//has been completed</text:span></text:p><text:p text:style-name="P18"><text:span text:style-name="T19">}</text:span></text:p></draw:rect></text:p>
      <text:p text:style-name="P2"/>
      <text:p text:style-name="P2"/>
      <text:p text:style-name="P2"/>
      <text:p text:style-name="P2"/>
      <text:p text:style-name="P2"/>
      <text:list xml:id="list40696694" text:continue-numbering="true" text:style-name="L1">
        <text:list-item>
          <text:p text:style-name="P8"><text:soft-page-break/>I learned to set up my methods in such a way where a bunch of code will not be cluttered all into one method. <text:s/>Instead, code should be seperated by functionality and put into their own methods. Then each of these methods are called by a “quarterback method”</text:p>
        </text:list-item>
        <text:list-item>
          <text:p text:style-name="P8">I learned that copy-pasting code can be useful and necessary, but can also be dangerous. <text:s/>Once I copy-paste my code, I should check and see what context this new code is in, and change it accordingly</text:p>
        </text:list-item>
        <text:list-item>
          <text:p text:style-name="P8">I learned that distractions are a big hurdle to avoid while developing. <text:s/>Make sure to plan a lot of things before hand, and set up smaller goals to complete on your way to completing the bigger picture. <text:s/>Do not stop what your working on to work on something else. <text:s/>Make sure what your working on is working first, then go on to the next thing</text:p>
        </text:list-item>
        <text:list-item>
          <text:p text:style-name="P8">I learned about various <text:span text:style-name="Type_20_Style">Linq</text:span> statements througout the project</text:p>
          <text:list>
            <text:list-item>
              <text:p text:style-name="P8">.First() - returns the first element in a sequence</text:p>
            </text:list-item>
            <text:list-item>
              <text:p text:style-name="P13">.FirstOrDefault() - does the same thing as .First(), or returns a default value if the sequence contains no elements</text:p>
            </text:list-item>
            <text:list-item>
              <text:p text:style-name="P8"><text:span text:style-name="T10">.OrderByDescending()</text:span> – sorts the elements of a sequence in descending order according to a key</text:p>
            </text:list-item>
            <text:list-item>
              <text:p text:style-name="P8"><text:span text:style-name="T10">.Where()</text:span> - Filters a sequence of values based on a predicate</text:p>
            </text:list-item>
            <text:list-item>
              <text:p text:style-name="P8"><text:span text:style-name="T10">.Any()</text:span> - Determines whether any element of a sequence satisfies the condition</text:p>
            </text:list-item>
            <text:list-item>
              <text:p text:style-name="P8">.ForEach() - Performs the specified action on each element of the List&lt;Type&gt;</text:p>
            </text:list-item>
            <text:list-item>
              <text:p text:style-name="P12"><text:span text:style-name="T13">.All()</text:span><text:span text:style-name="T12"> - </text:span><text:span text:style-name="T14">if all of the items match the criteria we give it, returns true. If not, returns false</text:span></text:p>
            </text:list-item>
            <text:list-item>
              <text:p text:style-name="P12"><text:span text:style-name="T15">.OrderBy()</text:span><text:span text:style-name="T14"> - Sorts the elements of a sequence in ascending order according to a key</text:span></text:p>
            </text:list-item>
            <text:list-item>
              <text:p text:style-name="P8">All highlighted extension methods have a new format I haven't seen before in their parentheses. <text:s/>Example down below</text:p>
              <text:p text:style-name="P11">Example 2.a:</text:p>
            </text:list-item>
          </text:list>
        </text:list-item>
      </text:list>
      <text:p text:style-name="P2"><draw:rect text:anchor-type="paragraph" draw:z-index="2" draw:style-name="gr1" draw:text-style-name="P20" svg:width="4.8531in" svg:height="1.0543in" svg:x="0.5472in" svg:y="0.0335in"><text:p><text:span text:style-name="T20">.OrderByDescending(x =&gt; x.Id);</text:span></text:p><text:p><text:span text:style-name="T20">//in this example, a list is being organized in</text:span></text:p><text:p><text:span text:style-name="T20">//descending order based off of the int “Id” within</text:span></text:p><text:p><text:span text:style-name="T20">//each element i.e.: 1,2,3,4...</text:span></text:p></draw:rect></text:p>
      <text:p text:style-name="P2"/>
      <text:p text:style-name="P2"/>
      <text:p text:style-name="P2"/>
      <text:p text:style-name="P2"/>
      <text:list xml:id="list40705766" text:continue-numbering="true" text:style-name="L1">
        <text:list-item>
          <text:p text:style-name="P8">I learned to not be afraid to pass in variables for my method parameters, as well as not be afraid to have return types for my methods. <text:s/>In fact, having both of these can be quite helpful</text:p>
        </text:list-item>
        <text:list-item>
          <text:p text:style-name="P8">I learned about the .csv file extension, which means <text:span text:style-name="T3">Comma Seperated Values</text:span>. This can produce a spreadsheet where a string will be separated by commas and each value will be put in its own cell(make sure not to have spaces)</text:p>
          <text:list>
            <text:list-item>
              <text:p text:style-name="P8">For example: mario,10,<text:a xlink:type="simple" xlink:href="mailto:super@ninten.do" text:style-name="Internet_20_link" text:visited-style-name="Visited_20_Internet_20_Link">super@ninten.do</text:a> turns into</text:p>
            </text:list-item>
          </text:list>
        </text:list-item>
      </text:list>
      <table:table table:name="Table1" table:style-name="Table1">
        <table:table-column table:style-name="Table1.A" table:number-columns-repeated="3"/>
        <text:soft-page-break/>
        <table:table-row>
          <table:table-cell table:style-name="Table1.A1" office:value-type="string">
            <text:p text:style-name="P4">Mario</text:p>
          </table:table-cell>
          <table:table-cell table:style-name="Table1.B1" office:value-type="float" office:value="10">
            <text:p text:style-name="P4">10</text:p>
          </table:table-cell>
          <table:table-cell table:style-name="Table1.C1" office:value-type="string">
            <text:p text:style-name="P4">super@ninten.do</text:p>
          </table:table-cell>
        </table:table-row>
      </table:table>
      <text:list xml:id="list40683078" text:continue-numbering="true" text:style-name="L1">
        <text:list-item>
          <text:p text:style-name="P8">I learned about “extension methods.” <text:s/>What these do is that they are methods that only apply to a certain type, and can only be called by using a dot</text:p>
          <text:p text:style-name="P11"><draw:rect text:anchor-type="paragraph" draw:z-index="3" draw:style-name="gr1" draw:text-style-name="P20" svg:width="5.7197in" svg:height="1.0551in" svg:x="0.3181in" svg:y="0.2626in"><text:p><text:span text:style-name="T20">//creating the extension method</text:span></text:p><text:p><text:span text:style-name="T20">public static string Example(this int numToWord){}</text:span></text:p><text:p><text:span text:style-name="T20">//above returns a string, and can only be applied to int types</text:span></text:p><text:p><text:span text:style-name="T20">//how to call:</text:span></text:p><text:p><text:span text:style-name="T20">IntVar.Example();</text:span></text:p><text:p><text:span text:style-name="T20"/></text:p></draw:rect>Example 3.a:</text:p>
        </text:list-item>
      </text:list>
      <text:p text:style-name="P3"/>
      <text:p text:style-name="P3"/>
      <text:p text:style-name="P3"/>
      <text:p text:style-name="P3"/>
      <text:p text:style-name="P2"/>
      <text:list xml:id="list40688394" text:continue-numbering="true" text:style-name="L1">
        <text:list-item>
          <text:p text:style-name="P8">I learned that making a varible called “output” at the start of return type methods is really good idea</text:p>
        </text:list-item>
        <text:list-item>
          <text:p text:style-name="P8">I learned about string.Splt() which sparates a string into substrings based off of the character given</text:p>
          <text:list>
            <text:list-item>
              <text:p text:style-name="P8">When giving a character, you must you single quotes</text:p>
            </text:list-item>
          </text:list>
        </text:list-item>
      </text:list>
      <text:p text:style-name="P2"><draw:rect text:anchor-type="paragraph" draw:z-index="4" draw:style-name="gr1" draw:text-style-name="P20" svg:width="4.3012in" svg:height="0.6768in" svg:x="0.3181in" svg:y="0.3665in"><text:p><text:span text:style-name="T20">Output.Split(',');</text:span></text:p><text:p><text:span text:style-name="T20">//In this example, the string will be seprated</text:span></text:p><text:p><text:span text:style-name="T20">//whenever there is a comma present</text:span></text:p><text:p><text:span text:style-name="T20"/></text:p></draw:rect><text:tab/><text:span text:style-name="T9">Example 3.b:</text:span></text:p>
      <text:p text:style-name="P3"/>
      <text:p text:style-name="P3"/>
      <text:p text:style-name="P3"/>
      <text:p text:style-name="P3"/>
      <text:list xml:id="list7125952185217529546" text:style-name="L2">
        <text:list-item>
          <text:p text:style-name="P9">I learned about int.Parse() which takes what is given, sees if it can be converted into an int. <text:s/>If not, the program crashes (workes with other types as well)</text:p>
        </text:list-item>
        <text:list-item>
          <text:p text:style-name="P9">I learned that it is sometimes better to just let the program crash, rather than just letting it run</text:p>
        </text:list-item>
        <text:list-item>
          <text:p text:style-name="P9">I learned that <text:span text:style-name="T4">return</text:span> is a useful keyword that will stop a method running right away when you want it to, such as if data is not valid or the object your looking for does not exists</text:p>
        </text:list-item>
        <text:list-item>
          <text:p text:style-name="P9">I learned how to setup “Model” classes that are just containers of data, and don't really contain that much logic. <text:s/>Remember, each new instance of that model is like an individual house, while the model itself is like a blueprint</text:p>
        </text:list-item>
        <text:list-item>
          <text:p text:style-name="P9">I learned that when adding logic to something, only think about what that object needs to do. <text:s/>Sometimes, you only need to make a small class for something, or an object might only be meant to receive data, not send it</text:p>
        </text:list-item>
        <text:list-item>
          <text:p text:style-name="P9">I learned about <text:span text:style-name="T4">break</text:span> and <text:span text:style-name="T4">continue</text:span> when it comes to <text:span text:style-name="T4">foreach</text:span> statements. <text:s/>What <text:span text:style-name="T4">continue</text:span> does, is that it takes the program out of the current loop in your <text:span text:style-name="T4">foreach</text:span> statement, and goes to its next loop. <text:s/>Meanwhile <text:span text:style-name="T4">break</text:span> pulls the program out of the <text:span text:style-name="T4">foreach</text:span> statement entirely, and goes to the immediate next line of code.</text:p>
        </text:list-item>
        <text:list-item>
          <text:p text:style-name="P9">I learned there is more that just the float type when it comes to values with decimal places. <text:s/>There is also the <text:span text:style-name="T4">decimal</text:span> type, and the <text:span text:style-name="T4">double</text:span> type. <text:s/>The <text:span text:style-name="T4">decimal</text:span> type is more precise that the <text:span text:style-name="T4">float</text:span> and <text:span text:style-name="T4">double</text:span> type, although it takes up more memory.</text:p>
        </text:list-item>
        <text:list-item>
          <text:p text:style-name="P9"><text:soft-page-break/>I learned about type.TryParse() which tries to parse the value given. <text:s/>If it is parse-ible, then the statement will return a <text:span text:style-name="T4">true</text:span> or <text:span text:style-name="Type_20_Style">false</text:span>. <text:s/>You can use the <text:span text:style-name="Type_20_Style">out</text:span> keyword to transfer the actual result (non-<text:span text:style-name="programming_20_keyword">bool</text:span>) to a variable.</text:p>
        </text:list-item>
        <text:list-item>
          <text:p text:style-name="P9"><text:span text:style-name="Type_20_Style"><text:span text:style-name="T5">I learned how to send Emails to users using C#. <text:s/>There is a lot to this, so please </text:span></text:span><text:span text:style-name="Type_20_Style"><text:span text:style-name="T5">check out the </text:span></text:span><text:span text:style-name="Type_20_Style"><text:span text:style-name="T11">EmailLogic</text:span></text:span><text:span text:style-name="Type_20_Style"><text:span text:style-name="T5"> class for an example. <text:s/>And to use this in Unity, please check out the Idieh/Heidi project</text:span></text:span></text:p>
        </text:list-item>
        <text:list-item>
          <text:p text:style-name="P9"><text:span text:style-name="Type_20_Style"><text:span text:style-name="T5">I learned that if you are going to share certain data across your application, then it is good practice to keep it all in one “Global” public static class (everything in the class should be public, variables should be const, and methods should be static)</text:span></text:span></text:p>
        </text:list-item>
        <text:list-item>
          <text:p text:style-name="P9"><text:span text:style-name="Type_20_Style"><text:span text:style-name="T5">I learned the best way to write out code is to write out the steps in comments first, and then start programming. <text:s/>This way, these comments can be used later as helpful insight for other developers when they are working with your code</text:span></text:span></text:p>
        </text:list-item>
        <text:list-item>
          <text:p text:style-name="P9"><text:span text:style-name="Type_20_Style"><text:span text:style-name="T5">I learned about StringBuilders and how concatonating strings takes up a lot of processing power, so using StringBuilders for concatonating multiple strings helps ease that load immensly</text:span></text:span></text:p>
        </text:list-item>
      </text:list>
      <text:p text:style-name="P2"><draw:rect text:anchor-type="paragraph" draw:z-index="5" draw:style-name="gr1" draw:text-style-name="P20" svg:width="4.3012in" svg:height="0.8252in" svg:x="0.4429in" svg:y="0.2835in"><text:p><text:span text:style-name="T20">Builder.AppendLine(str);</text:span></text:p><text:p><text:span text:style-name="T20">//adds to current line of builder</text:span></text:p><text:p><text:span text:style-name="T20">Builder.Append(str2);</text:span></text:p><text:p><text:span text:style-name="T20">//adds to new line of builder</text:span></text:p></draw:rect><text:span text:style-name="Type_20_Style"><text:span text:style-name="T5"><text:tab/></text:span></text:span><text:span text:style-name="Type_20_Style"><text:span text:style-name="T6">Example 4.a:</text:span></text:span></text:p>
      <text:p text:style-name="P2"><text:span text:style-name="Type_20_Style"><text:span text:style-name="T6"/></text:span></text:p>
      <text:p text:style-name="P2"><text:span text:style-name="Type_20_Style"><text:span text:style-name="T6"/></text:span></text:p>
      <text:p text:style-name="P2"><text:span text:style-name="Type_20_Style"><text:span text:style-name="T6"/></text:span></text:p>
      <text:p text:style-name="P2"><text:span text:style-name="Type_20_Style"><text:span text:style-name="T6"/></text:span></text:p>
      <text:list xml:id="list4982689924636926434" text:style-name="L3">
        <text:list-item>
          <text:p text:style-name="P14"><text:span text:style-name="Type_20_Style"><text:span text:style-name="T7">I learned some basic html tags</text:span></text:span></text:p>
          <text:list>
            <text:list-item>
              <text:p text:style-name="P14"><text:span text:style-name="Type_20_Style"><text:span text:style-name="T7">&lt;h1&gt; - Heading 1</text:span></text:span></text:p>
            </text:list-item>
            <text:list-item>
              <text:p text:style-name="P14"><text:span text:style-name="Type_20_Style"><text:span text:style-name="T7">&lt;p&gt; - paragraph</text:span></text:span></text:p>
            </text:list-item>
          </text:list>
        </text:list-item>
        <text:list-item>
          <text:p text:style-name="P14"><text:span text:style-name="Type_20_Style"><text:span text:style-name="T7">I learned about adding Exceptions to my code, and how I can use them for debugging software</text:span></text:span></text:p>
        </text:list-item>
        <text:list-item>
          <text:p text:style-name="P14"><text:span text:style-name="Type_20_Style"><text:span text:style-name="T7">I learned about </text:span></text:span><text:span text:style-name="Type_20_Style">while</text:span><text:span text:style-name="Type_20_Style"><text:span text:style-name="T7"> loops, which run until the argument in parantheses is false</text:span></text:span></text:p>
          <text:p text:style-name="P14"><draw:rect text:anchor-type="paragraph" draw:z-index="6" draw:style-name="gr1" draw:text-style-name="P19" svg:width="4.3012in" svg:height="1.1976in" svg:x="0.4429in" svg:y="0.2835in"><text:p text:style-name="P21"><text:span text:style-name="T18">while (val &lt; teamCount) {</text:span></text:p><text:p text:style-name="P22"><text:span text:style-name="T18"><text:tab/></text:span><text:span text:style-name="T18">output += 1;</text:span></text:p><text:p text:style-name="P22"><text:span text:style-name="T18"><text:tab/></text:span><text:span text:style-name="T18">val *= 2;</text:span></text:p><text:p text:style-name="P22"><text:span text:style-name="T18">}</text:span></text:p><text:p text:style-name="P22"><text:span text:style-name="T18">//This loop will run until val is greater</text:span></text:p><text:p text:style-name="P22"><text:span text:style-name="T18">//than teamCount</text:span></text:p></draw:rect><text:span text:style-name="Type_20_Style"><text:span text:style-name="T8">Example 4.b:</text:span></text:span></text:p>
        </text:list-item>
      </text:list>
      <text:p text:style-name="Standard"><text:span text:style-name="Type_20_Style"><text:span text:style-name="T8"/></text:span></text:p>
      <text:p text:style-name="Standard"><text:span text:style-name="Type_20_Style"><text:span text:style-name="T8"/></text:span></text:p>
      <text:p text:style-name="Standard"><text:span text:style-name="Type_20_Style"><text:span text:style-name="T8"/></text:span></text:p>
      <text:p text:style-name="Standard"><text:span text:style-name="Type_20_Style"><text:span text:style-name="T8"/></text:span></text:p>
      <text:p text:style-name="Standard"><text:span text:style-name="Type_20_Style"><text:span text:style-name="T8"/></text:span></text:p>
      <text:p text:style-name="Standard"><text:span text:style-name="Type_20_Style"><text:span text:style-name="T8"/></text:span></text:p>
      <text:list xml:id="list40696909" text:continue-numbering="true" text:style-name="L3">
        <text:list-item>
          <text:p text:style-name="P14"><text:span text:style-name="Type_20_Style"><text:span text:style-name="T7">I learned that when working with regular programming-projects (or at least non-Unity C# projects), there will be an App.config file where a bunch of parameters can be set for the program before the app even starts. <text:s/>I don't understand this fully, so please refer to the file itself</text:span></text:span></text:p>
        </text:list-item>
        <text:list-item>
          <text:p text:style-name="P14"><text:span text:style-name="Type_20_Style"><text:span text:style-name="T7">I learned how to make and work with Windows Form applications to attach C# code with UI</text:span></text:span></text:p>
        </text:list-item>
        <text:list-item>
          <text:p text:style-name="P14"><text:span text:style-name="Type_20_Style"><text:span text:style-name="T7">I learned that when the User is submitting data to the program, it's best to Validate that data before letting them continue. <text:s/>Normally, it's best to do this in its own </text:span></text:span><text:soft-page-break/><text:span text:style-name="Type_20_Style"><text:span text:style-name="T7">method (ValidateData();)</text:span></text:span></text:p>
        </text:list-item>
        <text:list-item>
          <text:p text:style-name="P14"><text:span text:style-name="Type_20_Style"><text:span text:style-name="T7">I learned how to use Windows Message Boxs to convey errors</text:span></text:span></text:p>
        </text:list-item>
        <text:list-item>
          <text:p text:style-name="P14"><text:span text:style-name="Type_20_Style"><text:span text:style-name="T7">There is so much more to working with Windows Forms and things like buttons and list boxes, so please refer to the project code for anything specific</text:span></text:span></text:p>
        </text:list-item>
        <text:list-item>
          <text:p text:style-name="P14"><text:span text:style-name="Type_20_Style"><text:span text:style-name="T7">I learned how to work with the main Program.cs file that runs the whole application a little more. <text:s/>Turns out, there wasn't much code put in that particular file, but rather most of the code is in the models and Windows Forms</text:span></text:span></text:p>
        </text:list-item>
        <text:list-item>
          <text:p text:style-name="P14"><text:span text:style-name="Type_20_Style"><text:span text:style-name="T7">I learned that in the beginning phases of making the program, it's best to name everything consistantly and clearly at the very start. <text:s/>Otherwise, this could create some confusion or problems</text:span></text:span></text:p>
        </text:list-item>
        <text:list-item>
          <text:p text:style-name="P14"><text:span text:style-name="Type_20_Style"><text:span text:style-name="T7">There is probably more, but for the most part this is everything I learned within the Tournament Tracker tutorial. <text:s/>I will make sure to come back to the project as well as these notes to remind myself of certain knowledge and techniques that I did not know before so that I may become a better programme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 svg:font-family="" style:font-family-generic="roman"/>
    <style:font-face style:name="Lucida Sans2"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Consolas2"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onsolas3"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ype_20_Style" style:display-name="Type Style" style:family="text">
      <style:text-properties fo:color="#3333ff" fo:font-size="14pt" style:text-underline-style="none" fo:font-weight="bold" style:font-size-asian="14pt" style:font-weight-asian="bold" style:font-size-complex="14pt" style:font-weight-complex="bold"/>
    </style:style>
    <style:style style:name="Variable" style:family="text">
      <style:text-properties fo:font-style="italic" style:font-style-asian="italic" style:font-style-complex="italic"/>
    </style:style>
    <style:style style:name="User_20_Entry" style:display-name="User Entry" style:family="text">
      <style:text-properties style:font-name="Courier New" style:font-name-asian="NSimSun" style:font-name-complex="Courier New"/>
    </style:style>
    <style:style style:name="programming_20_keyword" style:display-name="programming keyword" style:family="text" style:parent-style-name="Type_20_Style">
      <style:text-properties fo:color="#3333ff" fo:font-size="14pt" style:text-underline-style="none" fo:font-weight="bold" style:font-size-asian="14pt" style:font-weight-asian="bold" style:font-size-complex="14pt" style:font-weight-complex="bold"/>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style:font-name-asian="NSimSun" style:font-name-complex="Courier New"/>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ulton nelson</meta:initial-creator>
    <meta:creation-date>2019-05-29T21:00:50.03</meta:creation-date>
    <dc:date>2019-06-04T20:49:23.52</dc:date>
    <dc:creator>daulton nelson</dc:creator>
    <meta:editing-duration>PT2H51M58S</meta:editing-duration>
    <meta:editing-cycles>140</meta:editing-cycles>
    <meta:generator>OpenOffice/4.1.4$Win32 OpenOffice.org_project/414m5$Build-9788</meta:generator>
    <meta:document-statistic meta:table-count="1" meta:image-count="0" meta:object-count="0" meta:page-count="5" meta:paragraph-count="70" meta:word-count="1541" meta:character-count="8304"/>
  </office:meta>
</office:document-meta>
</file>